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left="0.25in" fo:margin-right="0in" fo:text-indent="0.2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1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.7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.5in" style:auto-text-indent="false"/>
    </style:style>
    <style:style style:name="P13" style:family="paragraph" style:parent-style-name="Standard">
      <style:paragraph-properties fo:margin-left="1.1252in" fo:margin-right="0in" fo:text-indent="0.25in" style:auto-text-indent="false"/>
      <style:text-properties fo:font-weight="bold" style:font-weight-asian="bold"/>
    </style:style>
    <style:style style:name="P14" style:family="paragraph" style:parent-style-name="No_20_Spacing">
      <style:text-properties style:text-underline-style="solid" style:text-underline-width="auto" style:text-underline-color="font-color"/>
    </style:style>
    <style:style style:name="P15" style:family="paragraph" style:parent-style-name="No_20_Spacing">
      <style:text-properties fo:font-weight="bold" style:font-weight-asian="bold"/>
    </style:style>
    <style:style style:name="P16" style:family="paragraph" style:parent-style-name="No_20_Spacing">
      <style:text-properties fo:color="#000000"/>
    </style:style>
    <style:style style:name="P17" style:family="paragraph" style:parent-style-name="No_20_Spacing">
      <style:text-properties fo:color="#000000" fo:font-weight="bold" style:font-weight-asian="bold"/>
    </style:style>
    <style:style style:name="P18" style:family="paragraph" style:parent-style-name="No_20_Spacing">
      <style:text-properties fo:font-size="12pt" style:font-size-asian="12pt" style:font-size-complex="12pt"/>
    </style:style>
    <style:style style:name="P19" style:family="paragraph" style:parent-style-name="No_20_Spacing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 style:list-style-name="WW8Num1"/>
    <style:style style:name="P23" style:family="paragraph" style:parent-style-name="Standard" style:list-style-name="WW8Num1">
      <style:text-properties style:font-weight-complex="bold"/>
    </style:style>
    <style:style style:name="P24" style:family="paragraph" style:parent-style-name="Standard" style:list-style-name="WW8Num2">
      <style:text-properties style:font-weight-complex="bold"/>
    </style:style>
    <style:style style:name="P25" style:family="paragraph" style:parent-style-name="Standard" style:list-style-name="WW8Num2"/>
    <style:style style:name="P26" style:family="paragraph" style:parent-style-name="Standard" style:list-style-name="WW8Num3"/>
    <style:style style:name="P27" style:family="paragraph" style:parent-style-name="No_20_Spacing">
      <style:text-properties fo:font-size="12pt" style:font-size-asian="12pt" style:font-size-complex="12pt"/>
    </style:style>
    <style:style style:name="P28" style:family="paragraph" style:parent-style-name="No_20_Spacing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No_20_Spacing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background-color="#ffff00"/>
    </style:style>
    <style:style style:name="T5" style:family="text">
      <style:text-properties fo:color="#ff0000" fo:background-color="#ffff00"/>
    </style:style>
    <style:style style:name="T6" style:family="text">
      <style:text-properties fo:font-size="12pt" fo:font-style="italic" fo:font-weight="bold" fo:background-color="#ffff00" style:font-size-asian="12pt" style:font-style-asian="italic" style:font-weight-asian="bold" style:font-size-complex="12pt"/>
    </style:style>
    <style:style style:name="T7" style:family="text">
      <style:text-properties fo:font-size="12pt" fo:font-weight="bold" fo:background-color="#ffff00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background-color="#ffff0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LL Installation Procedure For Windows</text:p>
      <text:p text:style-name="P2"/>
      <text:list xml:id="list30472504" text:style-name="WW8Num1">
        <text:list-item>
          <text:p text:style-name="P22">Download grails-1.2.3and copy to any of the folder</text:p>
        </text:list-item>
        <text:list-item>
          <text:p text:style-name="P22">Download jdk1.6 <text:s/>or higher version and install it</text:p>
        </text:list-item>
        <text:list-item>
          <text:p text:style-name="P22">Include the grails-1.2.3\bin and <text:s/>jdk1.6.x\bin directories to your system PATH</text:p>
        </text:list-item>
        <text:list-item>
          <text:p text:style-name="P22">Set the GRAILS_HOME and JAVA_HOME</text:p>
        </text:list-item>
      </text:list>
      <text:p text:style-name="P3">GRAILS_HOME=’grails directory’</text:p>
      <text:p text:style-name="P3">JAVA_HOME=’jdk directory’</text:p>
      <text:list xml:id="list30502761" text:continue-numbering="true" text:style-name="WW8Num1">
        <text:list-item>
          <text:p text:style-name="P22">Database is <text:span text:style-name="T2">MySQL 5.0</text:span></text:p>
        </text:list-item>
        <text:list-item>
          <text:p text:style-name="P22">Checkout files from the SVN <text:s/>folder ‘aell’ to ‘aell’ folder.</text:p>
        </text:list-item>
        <text:list-item>
          <text:p text:style-name="P22">Copy the ‘aell_sampledata\uploads’ folder to aell\web-app\ folder.</text:p>
        </text:list-item>
        <text:list-item>
          <text:p text:style-name="P22">Copy the ‘aell_sampledata\tools’ folder to aell\web-app\ folder.</text:p>
        </text:list-item>
        <text:list-item>
          <text:p text:style-name="P22">Create data base ‘ell’. Execute the database script (ell.sql) which is available with this installation document.</text:p>
        </text:list-item>
        <text:list-item>
          <text:p text:style-name="P22">Open <text:s/>the <text:s/>aell\grails-app\conf\ DataSource.groovy. Replace the mysql username and password with yours</text:p>
        </text:list-item>
      </text:list>
      <text:p text:style-name="P4"><text:s text:c="3"/><text:tab/><text:tab/> username = <text:span text:style-name="T4">"username"</text:span></text:p>
      <text:p text:style-name="P4"><text:tab/><text:tab/>password = <text:span text:style-name="T4">"password"</text:span></text:p>
      <text:list xml:id="list30504032" text:continue-numbering="true" text:style-name="WW8Num1">
        <text:list-item>
          <text:p text:style-name="P22">Locate the development datasouce url in DataSource.groovy <text:s/>change its value with your mysql server’s url</text:p>
        </text:list-item>
      </text:list>
      <text:p text:style-name="P6">development {</text:p>
      <text:p text:style-name="P4"><text:tab/><text:tab/>dataSource {</text:p>
      <text:p text:style-name="P4"><text:tab/><text:tab/><text:tab/>dbCreate = "update" // one of 'create', 'create-drop','update'</text:p>
      <text:p text:style-name="P4"><text:tab/><text:tab/><text:tab/><text:tab/>url = <text:span text:style-name="T4">"jdbc:mysql://localhost:3306/ell"</text:span></text:p>
      <text:p text:style-name="P4"><text:tab/><text:tab/>} <text:s/></text:p>
      <text:list xml:id="list30494395" text:continue-numbering="true" text:style-name="WW8Num1">
        <text:list-item>
          <text:p text:style-name="P23">Install the Red 5 open source flash server. [<text:span text:style-name="T1">This is for audio role play functionality.</text:span>] Follow the installation instructions as mentioned in the Red5 installation guide.</text:p>
        </text:list-item>
        <text:list-item>
          <text:p text:style-name="P22">Using the console/command prompt, change to the ‘aell’ folder</text:p>
        </text:list-item>
        <text:list-item>
          <text:p text:style-name="P22">Then give the grails run-app command in the prompt.</text:p>
        </text:list-item>
        <text:list-item>
          <text:p text:style-name="P22">Once server started, you can access the page with the link ‘http://localhost:8080/aell’</text:p>
        </text:list-item>
      </text:list>
      <text:p text:style-name="P20">ELL Installation Procedure For Linux</text:p>
      <text:p text:style-name="P2"/>
      <text:list xml:id="list30474911" text:style-name="WW8Num2">
        <text:list-item>
          <text:p text:style-name="P25">Download and install <text:s/>grails-1.2.3for linux</text:p>
        </text:list-item>
        <text:list-item>
          <text:p text:style-name="P25">Install jdk1.6 or higher version</text:p>
        </text:list-item>
        <text:list-item>
          <text:p text:style-name="P25">Append the $GRAILS_HOME\bin to linux PATH variable</text:p>
        </text:list-item>
        <text:list-item>
          <text:p text:style-name="P25">Create a GRAILS_HOME environment variable that points to the path where you extracted the archive (eg <text:s/>~/grails) </text:p>
        </text:list-item>
        <text:list-item>
          <text:p text:style-name="P25">If you have not set the JAVA_HOME environment variable yet, create JAVA_HOME environment variable that points to the path where you have installed Java.</text:p>
        </text:list-item>
        <text:list-item>
          <text:p text:style-name="P25">Type "grails" at the command line, if a help message is displayed you are ready to start using Grails! </text:p>
        </text:list-item>
        <text:list-item>
          <text:p text:style-name="P25">If you get an error message, try to chmod +x the grails script inside the bin directory. </text:p>
        </text:list-item>
        <text:list-item>
          <text:p text:style-name="P24">Install the Red 5 open source flash server. [This is for audio role play functionality.] Follow the installation instructions as mentioned in the Red5 installation guide.</text:p>
        </text:list-item>
      </text:list>
      <text:p text:style-name="P3"/>
      <text:p text:style-name="P4"/>
      <text:p text:style-name="P7"><text:span text:style-name="T1">Installing <text:s text:c="2"/></text:span><text:span text:style-name="T3">ELL</text:span></text:p>
      <text:p text:style-name="Standard"/>
      <text:list xml:id="list30470866" text:style-name="WW8Num3">
        <text:list-item>
          <text:p text:style-name="P26">Extract the archive into an appropriate location. Example \usr\local\aell.</text:p>
        </text:list-item>
        <text:list-item>
          <text:p text:style-name="P26">Copy the ‘aell_sampledata\uploads’ folder to aell\web-app\ folder.</text:p>
        </text:list-item>
        <text:list-item>
          <text:p text:style-name="P26">Copy the ‘aell_sampledata\tools’ folder to aell\web-app\ folder.</text:p>
        </text:list-item>
      </text:list>
      <text:p text:style-name="P9"/>
      <text:p text:style-name="P11"/>
      <text:p text:style-name="P8">Database Configuration</text:p>
      <text:list xml:id="list30479904" text:continue-numbering="true" text:style-name="WW8Num3">
        <text:list-item>
          <text:p text:style-name="P26">Database is <text:span text:style-name="T2">MySQL 5.0</text:span></text:p>
        </text:list-item>
        <text:list-item>
          <text:p text:style-name="P26">Create data base ‘ell’. Execute the database script (ell.sql) which is available with this installation document.</text:p>
        </text:list-item>
        <text:list-item>
          <text:p text:style-name="P26">For configuring the data source, Edit the <text:s/>file in <text:s/>or \usr\local\ aell \grails-app\conf\DataSource.groovy.Give the user name, password and database name in highlighted portion as in follows;</text:p>
        </text:list-item>
      </text:list>
      <text:p text:style-name="P10"/>
      <text:p text:style-name="P4"><text:s text:c="3"/><text:tab/><text:tab/> username = <text:span text:style-name="T4">"username"</text:span></text:p>
      <text:p text:style-name="P4"><text:tab/><text:tab/>password = <text:span text:style-name="T4">"password"</text:span></text:p>
      <text:p text:style-name="P4"/>
      <text:list xml:id="list30492170" text:continue-numbering="true" text:style-name="WW8Num3">
        <text:list-item>
          <text:p text:style-name="P26">Locate the development datasouce url in DataSource.groovy <text:s/>change its value with your mysql server’s url</text:p>
        </text:list-item>
      </text:list>
      <text:p text:style-name="P12">development {</text:p>
      <text:p text:style-name="P4"><text:tab/><text:tab/>dataSource {</text:p>
      <text:p text:style-name="P4"><text:tab/><text:tab/><text:tab/>dbCreate = "update" // one of 'create', 'create-drop','update'</text:p>
      <text:p text:style-name="P4"><text:tab/><text:tab/><text:tab/><text:tab/>url = <text:span text:style-name="T4">"jdbc:mysql://localhost:3306/ell"</text:span></text:p>
      <text:p text:style-name="P4"><text:tab/><text:tab/>} <text:s/>}</text:p>
      <text:p text:style-name="P13"/>
      <text:p text:style-name="P1">Running the application</text:p>
      <text:p text:style-name="P1">=================</text:p>
      <text:p text:style-name="Standard">Go to the directory \usr\local\ aell</text:p>
      <text:p text:style-name="Standard">Run the command grails run-app</text:p>
      <text:p text:style-name="Standard">usr\local\ aell # grails run-app</text:p>
      <text:p text:style-name="Standard"><text:soft-page-break/>Then the application is started.</text:p>
      <text:p text:style-name="Standard">You can access the page with the link: </text:p>
      <text:p text:style-name="P1">http://localhost:8080/aell</text:p>
      <text:p text:style-name="Standard"/>
      <text:p text:style-name="P5"/>
      <text:p text:style-name="P19">ELL - Configuring <text:s/>database username and Password out side the war <text:s/></text:p>
      <text:p text:style-name="P14"/>
      <text:p text:style-name="P14"/>
      <text:p text:style-name="P17">Step1:</text:p>
      <text:p text:style-name="P17"/>
      <text:p text:style-name="No_20_Spacing">The following context has been appended in <text:s/><text:span text:style-name="T1">tomcat6/conf /server.xml</text:span>. This can be added at the end of &lt;Host&gt; tag in the file. Change the highlighted area with appropriate values.</text:p>
      <text:p text:style-name="No_20_Spacing">This is to configure mysql connection <text:s/>using <text:span text:style-name="T1">jndi</text:span></text:p>
      <text:p text:style-name="No_20_Spacing"/>
      <text:p text:style-name="No_20_Spacing"><text:s text:c="9"/>&lt;Context path="/aell " <text:s/>reloadable="true"&gt;</text:p>
      <text:p text:style-name="No_20_Spacing"><text:tab/> <text:s/>&lt;Resource </text:p>
      <text:p text:style-name="No_20_Spacing"><text:tab/> <text:s/><text:tab/>name="MySqlGrailsDSAELL" </text:p>
      <text:p text:style-name="No_20_Spacing"><text:tab/> <text:s/><text:tab/>auth="Container" </text:p>
      <text:p text:style-name="No_20_Spacing"><text:tab/> <text:s/><text:tab/>type="javax.sql.DataSource"</text:p>
      <text:p text:style-name="No_20_Spacing"><text:tab/> <text:s/><text:tab/>username="<text:span text:style-name="T4">username</text:span>"</text:p>
      <text:p text:style-name="No_20_Spacing"><text:tab/> <text:s/><text:tab/>password=" <text:span text:style-name="T4">password</text:span> "</text:p>
      <text:p text:style-name="No_20_Spacing"><text:tab/> <text:s/><text:tab/>driverClassName="com.mysql.jdbc.Driver"</text:p>
      <text:p text:style-name="No_20_Spacing"><text:tab/> <text:s/><text:tab/>url="jdbc:mysql://<text:span text:style-name="T4">IPAddress</text:span>/<text:span text:style-name="T4">dbName</text:span>?autoReconnect=true"</text:p>
      <text:p text:style-name="No_20_Spacing"><text:tab/> /&gt;</text:p>
      <text:p text:style-name="No_20_Spacing"><text:tab/> <text:s/></text:p>
      <text:p text:style-name="No_20_Spacing"><text:s text:c="9"/>&lt;/Context&gt;</text:p>
      <text:p text:style-name="No_20_Spacing"/>
      <text:p text:style-name="No_20_Spacing"/>
      <text:p text:style-name="P17">Step 2</text:p>
      <text:p text:style-name="P17"/>
      <text:p text:style-name="No_20_Spacing">Open <text:s/>DataSource.groovy file in path aell \grails-app\conf</text:p>
      <text:p text:style-name="No_20_Spacing">In production environment settings <text:s/><text:span text:style-name="T5">add jndiName</text:span> variable as follows</text:p>
      <text:p text:style-name="P15">production {</text:p>
      <text:p text:style-name="P15"><text:tab/><text:tab/><text:tab/>dataSource {</text:p>
      <text:p text:style-name="P15"><text:tab/><text:tab/><text:tab/><text:tab/>dbCreate = "update"</text:p>
      <text:p text:style-name="P15"><text:tab/><text:tab/><text:tab/><text:tab/><text:tab/>jndiName = "java:comp/env/MySqlGrailsDSAELL"</text:p>
      <text:p text:style-name="P15"><text:tab/><text:tab/><text:tab/>}</text:p>
      <text:p text:style-name="P15"/>
      <text:p text:style-name="No_20_Spacing"><text:span text:style-name="T6">Note:</text:span><text:span text:style-name="T7"> <text:s/></text:span><text:span text:style-name="T9">Step2 must be confirmed before generating aell.war</text:span></text:p>
      <text:p text:style-name="P18"/>
      <text:p text:style-name="P16">Create the war file using ‘grails war’ command. Once created war file shows the files name as ‘aell-0.1.war’. <text:s/>Rename <text:s/>this as ‘aell.war’ for easy representation while in the deployment.</text:p>
      <text:p text:style-name="P18"/>
      <text:p text:style-name="No_20_Spacing"><text:span text:style-name="T10">ELL Admin User [</text:span><text:span text:style-name="T11">Username,Password for Access the admin area</text:span><text:span text:style-name="T10">]</text:span></text:p>
      <text:p text:style-name="No_20_Spacing"><text:span text:style-name="T12">Username : </text:span><text:a xlink:type="simple" xlink:href="mailto:elladmin@ell.edu"><text:span text:style-name="Internet_20_link">elladmin@ell.edu</text:span></text:a> <text:s/></text:p>
      <text:p text:style-name="No_20_Spacing"><text:span text:style-name="T12">Password <text:s/>: </text:span>ell</text:p>
      <text:p text:style-name="P18"/>
      <text:p text:style-name="P28">ELL User</text:p>
      <text:p text:style-name="No_20_Spacing"><text:span text:style-name="T12">Username :</text:span><text:span text:style-name="T13"> </text:span><text:a xlink:type="simple" xlink:href="mailto:iitadmin@iit.co.in"><text:span text:style-name="Internet_20_link"><text:span text:style-name="T13">iitadmin@iit.co.in</text:span></text:span></text:a></text:p>
      <text:p text:style-name="P29">Password <text:s/>: 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WW8Num1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entActivityVisualization</dc:title>
    <meta:initial-creator>sathya</meta:initial-creator>
    <meta:creation-date>2011-10-30T13:09:00</meta:creation-date>
    <dc:creator>ahis </dc:creator>
    <dc:date>2012-03-20T10:35:28.68</dc:date>
    <meta:editing-cycles>13</meta:editing-cycles>
    <meta:editing-duration>PT30M48S</meta:editing-duration>
    <meta:generator>OpenOffice.org/3.3$Win32 OpenOffice.org_project/330m20$Build-9567</meta:generator>
    <meta:document-statistic meta:table-count="0" meta:image-count="0" meta:object-count="0" meta:page-count="3" meta:paragraph-count="90" meta:word-count="656" meta:character-count="4598"/>
    <meta:user-defined meta:name="Info 1"/>
    <meta:user-defined meta:name="Info 2"/>
    <meta:user-defined meta:name="Info 3"/>
    <meta:user-defined meta:name="Info 4"/>
  </office:meta>
</office:document-meta>
</file>